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1dd9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1dd9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1dd9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1dd9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1dd9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1dd9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1dd9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1dd9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1dd9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1dd9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1dd9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1dd9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1dd9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1dd9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1dd9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1dd9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1dd9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Samir Ignacio Rangel Quinan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2/8/201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720140146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1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Yeximar Del Valle Quinàn Bolívar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2014014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02.22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8" meta:character-count="1172" meta:non-whitespace-character-count="1003"/>
    <meta:template xlink:type="simple" xlink:actuate="onRequest" xlink:title="Normal" xlink:href=""/>
  </office:meta>
</office:document-meta>
</file>